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<text:span text:style-name="T2">Prueba OD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pacitacion Docentes DGEMS</meta:initial-creator>
    <dc:creator>Capacitacion Docentes DGEMS</dc:creator>
    <meta:creation-date>2024-02-29T17:37:00Z</meta:creation-date>
    <dc:date>2024-02-29T17:37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10" meta:row-count="1" meta:non-whitespace-character-count="10"/>
  </office:meta>
</office:document-meta>
</file>